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6.18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191cm" fo:break-before="auto" style:use-optimal-row-height="false"/>
    </style:style>
    <style:style style:name="ta1" style:family="table" style:master-page-name="PageStyle_5f_Mensuales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nsuales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1" table:number-columns-repeated="16381" table:default-cell-style-name="Default"/>
        <table:table-row table:style-name="ro1">
          <table:table-cell table:style-name="Default" table:number-columns-repeated="3"/>
          <table:table-cell table:number-columns-repeated="16381"/>
        </table:table-row>
        <table:table-row table:style-name="ro2">
          <table:table-cell table:style-name="ce1"/>
          <table:table-cell table:style-name="ce4" office:value-type="string" calcext:value-type="string">
            <text:p>Cobre</text:p>
          </table:table-cell>
          <table:table-cell table:style-name="ce4" office:value-type="string" calcext:value-type="string">
            <text:p>Oro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calcext:value-type="string">
            <text:p>Ene12</text:p>
          </table:table-cell>
          <table:table-cell office:value-type="float" office:value="92.466946" calcext:value-type="float">
            <text:p>92.466946</text:p>
          </table:table-cell>
          <table:table-cell office:value-type="float" office:value="544.723931" calcext:value-type="float">
            <text:p>544.72393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eb12</text:p>
          </table:table-cell>
          <table:table-cell office:value-type="float" office:value="103.182815" calcext:value-type="float">
            <text:p>103.182815</text:p>
          </table:table-cell>
          <table:table-cell office:value-type="float" office:value="602.850624" calcext:value-type="float">
            <text:p>602.85062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r12</text:p>
          </table:table-cell>
          <table:table-cell office:value-type="float" office:value="113.089364" calcext:value-type="float">
            <text:p>113.089364</text:p>
          </table:table-cell>
          <table:table-cell office:value-type="float" office:value="585.198688" calcext:value-type="float">
            <text:p>585.19868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br12</text:p>
          </table:table-cell>
          <table:table-cell office:value-type="float" office:value="67.100098" calcext:value-type="float">
            <text:p>67.100098</text:p>
          </table:table-cell>
          <table:table-cell office:value-type="float" office:value="433.705884" calcext:value-type="float">
            <text:p>433.70588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y12</text:p>
          </table:table-cell>
          <table:table-cell office:value-type="float" office:value="116.737468" calcext:value-type="float">
            <text:p>116.737468</text:p>
          </table:table-cell>
          <table:table-cell office:value-type="float" office:value="472.771814" calcext:value-type="float">
            <text:p>472.77181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un12</text:p>
          </table:table-cell>
          <table:table-cell office:value-type="float" office:value="99.269897" calcext:value-type="float">
            <text:p>99.269897</text:p>
          </table:table-cell>
          <table:table-cell office:value-type="float" office:value="499.487993" calcext:value-type="float">
            <text:p>499.48799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ul12</text:p>
          </table:table-cell>
          <table:table-cell office:value-type="float" office:value="113.53443" calcext:value-type="float">
            <text:p>113.53443</text:p>
          </table:table-cell>
          <table:table-cell office:value-type="float" office:value="549.837457" calcext:value-type="float">
            <text:p>549.83745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go12</text:p>
          </table:table-cell>
          <table:table-cell office:value-type="float" office:value="100.464673" calcext:value-type="float">
            <text:p>100.464673</text:p>
          </table:table-cell>
          <table:table-cell office:value-type="float" office:value="575.291122" calcext:value-type="float">
            <text:p>575.29112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p12</text:p>
          </table:table-cell>
          <table:table-cell office:value-type="float" office:value="129.974798" calcext:value-type="float">
            <text:p>129.974798</text:p>
          </table:table-cell>
          <table:table-cell office:value-type="float" office:value="517.620493" calcext:value-type="float">
            <text:p>517.62049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ct12</text:p>
          </table:table-cell>
          <table:table-cell office:value-type="float" office:value="108.444246" calcext:value-type="float">
            <text:p>108.444246</text:p>
          </table:table-cell>
          <table:table-cell office:value-type="float" office:value="533.893524" calcext:value-type="float">
            <text:p>533.89352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ov12</text:p>
          </table:table-cell>
          <table:table-cell office:value-type="float" office:value="101.952296" calcext:value-type="float">
            <text:p>101.952296</text:p>
          </table:table-cell>
          <table:table-cell office:value-type="float" office:value="583.711986" calcext:value-type="float">
            <text:p>583.71198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c12</text:p>
          </table:table-cell>
          <table:table-cell office:value-type="float" office:value="130.451187" calcext:value-type="float">
            <text:p>130.451187</text:p>
          </table:table-cell>
          <table:table-cell office:value-type="float" office:value="527.958897" calcext:value-type="float">
            <text:p>527.95889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ne13</text:p>
          </table:table-cell>
          <table:table-cell office:value-type="float" office:value="93.062925" calcext:value-type="float">
            <text:p>93.062925</text:p>
          </table:table-cell>
          <table:table-cell office:value-type="float" office:value="453.268021" calcext:value-type="float">
            <text:p>453.26802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eb13</text:p>
          </table:table-cell>
          <table:table-cell office:value-type="float" office:value="90.144426" calcext:value-type="float">
            <text:p>90.144426</text:p>
          </table:table-cell>
          <table:table-cell office:value-type="float" office:value="475.265429" calcext:value-type="float">
            <text:p>475.26542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r13</text:p>
          </table:table-cell>
          <table:table-cell office:value-type="float" office:value="112.871281" calcext:value-type="float">
            <text:p>112.871281</text:p>
          </table:table-cell>
          <table:table-cell office:value-type="float" office:value="587.520472" calcext:value-type="float">
            <text:p>587.52047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br13</text:p>
          </table:table-cell>
          <table:table-cell office:value-type="float" office:value="70.670756" calcext:value-type="float">
            <text:p>70.670756</text:p>
          </table:table-cell>
          <table:table-cell office:value-type="float" office:value="497.018435" calcext:value-type="float">
            <text:p>497.01843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y13</text:p>
          </table:table-cell>
          <table:table-cell office:value-type="float" office:value="115.299874" calcext:value-type="float">
            <text:p>115.299874</text:p>
          </table:table-cell>
          <table:table-cell office:value-type="float" office:value="551.59398" calcext:value-type="float">
            <text:p>551.5939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un13</text:p>
          </table:table-cell>
          <table:table-cell office:value-type="float" office:value="112.686928" calcext:value-type="float">
            <text:p>112.686928</text:p>
          </table:table-cell>
          <table:table-cell office:value-type="float" office:value="494.27066" calcext:value-type="float">
            <text:p>494.2706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ul13</text:p>
          </table:table-cell>
          <table:table-cell office:value-type="float" office:value="110.064906" calcext:value-type="float">
            <text:p>110.064906</text:p>
          </table:table-cell>
          <table:table-cell office:value-type="float" office:value="499.417441" calcext:value-type="float">
            <text:p>499.41744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go13</text:p>
          </table:table-cell>
          <table:table-cell office:value-type="float" office:value="138.016697" calcext:value-type="float">
            <text:p>138.016697</text:p>
          </table:table-cell>
          <table:table-cell office:value-type="float" office:value="619.440086" calcext:value-type="float">
            <text:p>619.44008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p13</text:p>
          </table:table-cell>
          <table:table-cell office:value-type="float" office:value="118.755041" calcext:value-type="float">
            <text:p>118.755041</text:p>
          </table:table-cell>
          <table:table-cell office:value-type="float" office:value="444.617127" calcext:value-type="float">
            <text:p>444.61712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ct13</text:p>
          </table:table-cell>
          <table:table-cell office:value-type="float" office:value="120.145847" calcext:value-type="float">
            <text:p>120.145847</text:p>
          </table:table-cell>
          <table:table-cell office:value-type="float" office:value="493.309365" calcext:value-type="float">
            <text:p>493.30936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ov13</text:p>
          </table:table-cell>
          <table:table-cell office:value-type="float" office:value="112.164737" calcext:value-type="float">
            <text:p>112.164737</text:p>
          </table:table-cell>
          <table:table-cell office:value-type="float" office:value="412.936815" calcext:value-type="float">
            <text:p>412.93681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c13</text:p>
          </table:table-cell>
          <table:table-cell office:value-type="float" office:value="130.970786" calcext:value-type="float">
            <text:p>130.970786</text:p>
          </table:table-cell>
          <table:table-cell office:value-type="float" office:value="518.708087" calcext:value-type="float">
            <text:p>518.70808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ne14</text:p>
          </table:table-cell>
          <table:table-cell office:value-type="float" office:value="84.33665" calcext:value-type="float">
            <text:p>84.33665</text:p>
          </table:table-cell>
          <table:table-cell office:value-type="float" office:value="455.442847" calcext:value-type="float">
            <text:p>455.44284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eb14</text:p>
          </table:table-cell>
          <table:table-cell office:value-type="float" office:value="114.969275" calcext:value-type="float">
            <text:p>114.969275</text:p>
          </table:table-cell>
          <table:table-cell office:value-type="float" office:value="384.364316" calcext:value-type="float">
            <text:p>384.36431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r14</text:p>
          </table:table-cell>
          <table:table-cell office:value-type="float" office:value="90.137703" calcext:value-type="float">
            <text:p>90.137703</text:p>
          </table:table-cell>
          <table:table-cell office:value-type="float" office:value="435.799296" calcext:value-type="float">
            <text:p>435.79929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br14</text:p>
          </table:table-cell>
          <table:table-cell office:value-type="float" office:value="111.197784" calcext:value-type="float">
            <text:p>111.197784</text:p>
          </table:table-cell>
          <table:table-cell office:value-type="float" office:value="379.589743" calcext:value-type="float">
            <text:p>379.58974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y14</text:p>
          </table:table-cell>
          <table:table-cell office:value-type="float" office:value="112.047542" calcext:value-type="float">
            <text:p>112.047542</text:p>
          </table:table-cell>
          <table:table-cell office:value-type="float" office:value="427.748912" calcext:value-type="float">
            <text:p>427.74891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un14</text:p>
          </table:table-cell>
          <table:table-cell office:value-type="float" office:value="105.66115" calcext:value-type="float">
            <text:p>105.66115</text:p>
          </table:table-cell>
          <table:table-cell office:value-type="float" office:value="430.529029" calcext:value-type="float">
            <text:p>430.52902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ul14</text:p>
          </table:table-cell>
          <table:table-cell office:value-type="float" office:value="97.664602" calcext:value-type="float">
            <text:p>97.664602</text:p>
          </table:table-cell>
          <table:table-cell office:value-type="float" office:value="435.018488" calcext:value-type="float">
            <text:p>435.01848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go14</text:p>
          </table:table-cell>
          <table:table-cell office:value-type="float" office:value="132.98201" calcext:value-type="float">
            <text:p>132.98201</text:p>
          </table:table-cell>
          <table:table-cell office:value-type="float" office:value="468.87762" calcext:value-type="float">
            <text:p>468.8776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p14</text:p>
          </table:table-cell>
          <table:table-cell office:value-type="float" office:value="119.883878" calcext:value-type="float">
            <text:p>119.883878</text:p>
          </table:table-cell>
          <table:table-cell office:value-type="float" office:value="489.69515" calcext:value-type="float">
            <text:p>489.6951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ct14</text:p>
          </table:table-cell>
          <table:table-cell office:value-type="float" office:value="115.773755" calcext:value-type="float">
            <text:p>115.773755</text:p>
          </table:table-cell>
          <table:table-cell office:value-type="float" office:value="482.785674" calcext:value-type="float">
            <text:p>482.78567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ov14</text:p>
          </table:table-cell>
          <table:table-cell office:value-type="float" office:value="110.301286" calcext:value-type="float">
            <text:p>110.301286</text:p>
          </table:table-cell>
          <table:table-cell office:value-type="float" office:value="431.771482" calcext:value-type="float">
            <text:p>431.77148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c14</text:p>
          </table:table-cell>
          <table:table-cell office:value-type="float" office:value="124.888501" calcext:value-type="float">
            <text:p>124.888501</text:p>
          </table:table-cell>
          <table:table-cell office:value-type="float" office:value="501.757843" calcext:value-type="float">
            <text:p>501.75784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ne15</text:p>
          </table:table-cell>
          <table:table-cell office:value-type="float" office:value="102.431297" calcext:value-type="float">
            <text:p>102.431297</text:p>
          </table:table-cell>
          <table:table-cell office:value-type="float" office:value="483.171148" calcext:value-type="float">
            <text:p>483.17114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eb15</text:p>
          </table:table-cell>
          <table:table-cell office:value-type="float" office:value="106.040853" calcext:value-type="float">
            <text:p>106.040853</text:p>
          </table:table-cell>
          <table:table-cell office:value-type="float" office:value="414.998542" calcext:value-type="float">
            <text:p>414.99854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r15</text:p>
          </table:table-cell>
          <table:table-cell office:value-type="float" office:value="116.058871" calcext:value-type="float">
            <text:p>116.058871</text:p>
          </table:table-cell>
          <table:table-cell office:value-type="float" office:value="460.390068" calcext:value-type="float">
            <text:p>460.39006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br15</text:p>
          </table:table-cell>
          <table:table-cell office:value-type="float" office:value="100.901672" calcext:value-type="float">
            <text:p>100.901672</text:p>
          </table:table-cell>
          <table:table-cell office:value-type="float" office:value="460.751887" calcext:value-type="float">
            <text:p>460.75188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y15</text:p>
          </table:table-cell>
          <table:table-cell office:value-type="float" office:value="102.279314" calcext:value-type="float">
            <text:p>102.279314</text:p>
          </table:table-cell>
          <table:table-cell office:value-type="float" office:value="438.360165" calcext:value-type="float">
            <text:p>438.36016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un15</text:p>
          </table:table-cell>
          <table:table-cell office:value-type="float" office:value="158.196627" calcext:value-type="float">
            <text:p>158.196627</text:p>
          </table:table-cell>
          <table:table-cell office:value-type="float" office:value="466.597086" calcext:value-type="float">
            <text:p>466.59708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ul15</text:p>
          </table:table-cell>
          <table:table-cell office:value-type="float" office:value="126.481057" calcext:value-type="float">
            <text:p>126.481057</text:p>
          </table:table-cell>
          <table:table-cell office:value-type="float" office:value="481.026297" calcext:value-type="float">
            <text:p>481.02629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go15</text:p>
          </table:table-cell>
          <table:table-cell office:value-type="float" office:value="165.572564" calcext:value-type="float">
            <text:p>165.572564</text:p>
          </table:table-cell>
          <table:table-cell office:value-type="float" office:value="468.054029" calcext:value-type="float">
            <text:p>468.05402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p15</text:p>
          </table:table-cell>
          <table:table-cell office:value-type="float" office:value="128.795419" calcext:value-type="float">
            <text:p>128.795419</text:p>
          </table:table-cell>
          <table:table-cell office:value-type="float" office:value="514.69321" calcext:value-type="float">
            <text:p>514.6932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ct15</text:p>
          </table:table-cell>
          <table:table-cell office:value-type="float" office:value="159.691315" calcext:value-type="float">
            <text:p>159.691315</text:p>
          </table:table-cell>
          <table:table-cell office:value-type="float" office:value="551.889657" calcext:value-type="float">
            <text:p>551.88965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ov15</text:p>
          </table:table-cell>
          <table:table-cell office:value-type="float" office:value="161.286268" calcext:value-type="float">
            <text:p>161.286268</text:p>
          </table:table-cell>
          <table:table-cell office:value-type="float" office:value="434.161555" calcext:value-type="float">
            <text:p>434.16155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c15</text:p>
          </table:table-cell>
          <table:table-cell office:value-type="float" office:value="216.021712" calcext:value-type="float">
            <text:p>216.021712</text:p>
          </table:table-cell>
          <table:table-cell office:value-type="float" office:value="569.678497" calcext:value-type="float">
            <text:p>569.67849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ne16</text:p>
          </table:table-cell>
          <table:table-cell office:value-type="float" office:value="148.864792" calcext:value-type="float">
            <text:p>148.864792</text:p>
          </table:table-cell>
          <table:table-cell office:value-type="float" office:value="481.584081" calcext:value-type="float">
            <text:p>481.58408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eb16</text:p>
          </table:table-cell>
          <table:table-cell office:value-type="float" office:value="153.19132" calcext:value-type="float">
            <text:p>153.19132</text:p>
          </table:table-cell>
          <table:table-cell office:value-type="float" office:value="407.460082" calcext:value-type="float">
            <text:p>407.46008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r16</text:p>
          </table:table-cell>
          <table:table-cell office:value-type="float" office:value="163.95282" calcext:value-type="float">
            <text:p>163.95282</text:p>
          </table:table-cell>
          <table:table-cell office:value-type="float" office:value="489.556615" calcext:value-type="float">
            <text:p>489.55661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br16</text:p>
          </table:table-cell>
          <table:table-cell office:value-type="float" office:value="195.247658" calcext:value-type="float">
            <text:p>195.247658</text:p>
          </table:table-cell>
          <table:table-cell office:value-type="float" office:value="487.489713" calcext:value-type="float">
            <text:p>487.48971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y16</text:p>
          </table:table-cell>
          <table:table-cell office:value-type="float" office:value="195.703595" calcext:value-type="float">
            <text:p>195.703595</text:p>
          </table:table-cell>
          <table:table-cell office:value-type="float" office:value="442.880467" calcext:value-type="float">
            <text:p>442.88046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un16</text:p>
          </table:table-cell>
          <table:table-cell office:value-type="float" office:value="160.974768" calcext:value-type="float">
            <text:p>160.974768</text:p>
          </table:table-cell>
          <table:table-cell office:value-type="float" office:value="545.246845" calcext:value-type="float">
            <text:p>545.24684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ul16</text:p>
          </table:table-cell>
          <table:table-cell office:value-type="float" office:value="225.968112" calcext:value-type="float">
            <text:p>225.968112</text:p>
          </table:table-cell>
          <table:table-cell office:value-type="float" office:value="498.48887" calcext:value-type="float">
            <text:p>498.4888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go16</text:p>
          </table:table-cell>
          <table:table-cell office:value-type="float" office:value="201.426652" calcext:value-type="float">
            <text:p>201.426652</text:p>
          </table:table-cell>
          <table:table-cell office:value-type="float" office:value="493.619683" calcext:value-type="float">
            <text:p>493.61968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p16</text:p>
          </table:table-cell>
          <table:table-cell office:value-type="float" office:value="180.037971" calcext:value-type="float">
            <text:p>180.037971</text:p>
          </table:table-cell>
          <table:table-cell office:value-type="float" office:value="537.593282" calcext:value-type="float">
            <text:p>537.59328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ct16</text:p>
          </table:table-cell>
          <table:table-cell office:value-type="float" office:value="266.02355" calcext:value-type="float">
            <text:p>266.02355</text:p>
          </table:table-cell>
          <table:table-cell office:value-type="float" office:value="477.421952" calcext:value-type="float">
            <text:p>477.42195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ov16</text:p>
          </table:table-cell>
          <table:table-cell office:value-type="float" office:value="192.355888" calcext:value-type="float">
            <text:p>192.355888</text:p>
          </table:table-cell>
          <table:table-cell office:value-type="float" office:value="496.859107" calcext:value-type="float">
            <text:p>496.85910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c16</text:p>
          </table:table-cell>
          <table:table-cell office:value-type="float" office:value="233.546085" calcext:value-type="float">
            <text:p>233.546085</text:p>
          </table:table-cell>
          <table:table-cell office:value-type="float" office:value="578.369111" calcext:value-type="float">
            <text:p>578.36911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ne17</text:p>
          </table:table-cell>
          <table:table-cell office:value-type="float" office:value="175.915395" calcext:value-type="float">
            <text:p>175.915395</text:p>
          </table:table-cell>
          <table:table-cell office:value-type="float" office:value="473.956818" calcext:value-type="float">
            <text:p>473.95681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eb17</text:p>
          </table:table-cell>
          <table:table-cell office:value-type="float" office:value="216.326434" calcext:value-type="float">
            <text:p>216.326434</text:p>
          </table:table-cell>
          <table:table-cell office:value-type="float" office:value="497.580333" calcext:value-type="float">
            <text:p>497.58033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r17</text:p>
          </table:table-cell>
          <table:table-cell office:value-type="float" office:value="180.175503" calcext:value-type="float">
            <text:p>180.175503</text:p>
          </table:table-cell>
          <table:table-cell office:value-type="float" office:value="493.223025" calcext:value-type="float">
            <text:p>493.22302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br17</text:p>
          </table:table-cell>
          <table:table-cell office:value-type="float" office:value="185.074692" calcext:value-type="float">
            <text:p>185.074692</text:p>
          </table:table-cell>
          <table:table-cell office:value-type="float" office:value="507.778062" calcext:value-type="float">
            <text:p>507.77806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y17</text:p>
          </table:table-cell>
          <table:table-cell office:value-type="float" office:value="204.665175" calcext:value-type="float">
            <text:p>204.665175</text:p>
          </table:table-cell>
          <table:table-cell office:value-type="float" office:value="491.27431" calcext:value-type="float">
            <text:p>491.2743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un17</text:p>
          </table:table-cell>
          <table:table-cell office:value-type="float" office:value="226.137177" calcext:value-type="float">
            <text:p>226.137177</text:p>
          </table:table-cell>
          <table:table-cell office:value-type="float" office:value="584.640314" calcext:value-type="float">
            <text:p>584.64031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ul17</text:p>
          </table:table-cell>
          <table:table-cell office:value-type="float" office:value="159.350687" calcext:value-type="float">
            <text:p>159.350687</text:p>
          </table:table-cell>
          <table:table-cell office:value-type="float" office:value="507.38649" calcext:value-type="float">
            <text:p>507.3864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go17</text:p>
          </table:table-cell>
          <table:table-cell office:value-type="float" office:value="204.70688" calcext:value-type="float">
            <text:p>204.70688</text:p>
          </table:table-cell>
          <table:table-cell office:value-type="float" office:value="644.662865" calcext:value-type="float">
            <text:p>644.66286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p17</text:p>
          </table:table-cell>
          <table:table-cell office:value-type="float" office:value="249.324165" calcext:value-type="float">
            <text:p>249.324165</text:p>
          </table:table-cell>
          <table:table-cell office:value-type="float" office:value="662.630443" calcext:value-type="float">
            <text:p>662.63044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ct17</text:p>
          </table:table-cell>
          <table:table-cell office:value-type="float" office:value="193.728801" calcext:value-type="float">
            <text:p>193.728801</text:p>
          </table:table-cell>
          <table:table-cell office:value-type="float" office:value="557.674729" calcext:value-type="float">
            <text:p>557.67472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ov17</text:p>
          </table:table-cell>
          <table:table-cell office:value-type="float" office:value="216.970465" calcext:value-type="float">
            <text:p>216.970465</text:p>
          </table:table-cell>
          <table:table-cell office:value-type="float" office:value="546.627816" calcext:value-type="float">
            <text:p>546.62781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c17</text:p>
          </table:table-cell>
          <table:table-cell office:value-type="float" office:value="225.66714" calcext:value-type="float">
            <text:p>225.66714</text:p>
          </table:table-cell>
          <table:table-cell office:value-type="float" office:value="596.486926" calcext:value-type="float">
            <text:p>596.48692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ne18</text:p>
          </table:table-cell>
          <table:table-cell office:value-type="float" office:value="184.778631" calcext:value-type="float">
            <text:p>184.778631</text:p>
          </table:table-cell>
          <table:table-cell office:value-type="float" office:value="578.279206" calcext:value-type="float">
            <text:p>578.27920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eb18</text:p>
          </table:table-cell>
          <table:table-cell office:value-type="float" office:value="166.67459" calcext:value-type="float">
            <text:p>166.67459</text:p>
          </table:table-cell>
          <table:table-cell office:value-type="float" office:value="478.864781" calcext:value-type="float">
            <text:p>478.86478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r18</text:p>
          </table:table-cell>
          <table:table-cell office:value-type="float" office:value="220.103443" calcext:value-type="float">
            <text:p>220.103443</text:p>
          </table:table-cell>
          <table:table-cell office:value-type="float" office:value="537.249989" calcext:value-type="float">
            <text:p>537.24998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br18</text:p>
          </table:table-cell>
          <table:table-cell office:value-type="float" office:value="198.527119" calcext:value-type="float">
            <text:p>198.527119</text:p>
          </table:table-cell>
          <table:table-cell office:value-type="float" office:value="476.143338" calcext:value-type="float">
            <text:p>476.14333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y18</text:p>
          </table:table-cell>
          <table:table-cell office:value-type="float" office:value="201.381794" calcext:value-type="float">
            <text:p>201.381794</text:p>
          </table:table-cell>
          <table:table-cell office:value-type="float" office:value="554.914022" calcext:value-type="float">
            <text:p>554.91402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un18</text:p>
          </table:table-cell>
          <table:table-cell office:value-type="float" office:value="219.773453" calcext:value-type="float">
            <text:p>219.773453</text:p>
          </table:table-cell>
          <table:table-cell office:value-type="float" office:value="559.09022" calcext:value-type="float">
            <text:p>559.0902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ul18</text:p>
          </table:table-cell>
          <table:table-cell office:value-type="float" office:value="193.184765" calcext:value-type="float">
            <text:p>193.184765</text:p>
          </table:table-cell>
          <table:table-cell office:value-type="float" office:value="549.437925" calcext:value-type="float">
            <text:p>549.43792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go18</text:p>
          </table:table-cell>
          <table:table-cell office:value-type="float" office:value="214.756935" calcext:value-type="float">
            <text:p>214.756935</text:p>
          </table:table-cell>
          <table:table-cell office:value-type="float" office:value="551.04256" calcext:value-type="float">
            <text:p>551.0425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p18</text:p>
          </table:table-cell>
          <table:table-cell office:value-type="float" office:value="205.010292" calcext:value-type="float">
            <text:p>205.010292</text:p>
          </table:table-cell>
          <table:table-cell office:value-type="float" office:value="520.526374" calcext:value-type="float">
            <text:p>520.52637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ct18</text:p>
          </table:table-cell>
          <table:table-cell office:value-type="float" office:value="189.597175" calcext:value-type="float">
            <text:p>189.597175</text:p>
          </table:table-cell>
          <table:table-cell office:value-type="float" office:value="599.594327" calcext:value-type="float">
            <text:p>599.59432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ov18</text:p>
          </table:table-cell>
          <table:table-cell office:value-type="float" office:value="247.677153" calcext:value-type="float">
            <text:p>247.677153</text:p>
          </table:table-cell>
          <table:table-cell office:value-type="float" office:value="563.504589" calcext:value-type="float">
            <text:p>563.50458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c18</text:p>
          </table:table-cell>
          <table:table-cell office:value-type="float" office:value="246.420107" calcext:value-type="float">
            <text:p>246.420107</text:p>
          </table:table-cell>
          <table:table-cell office:value-type="float" office:value="544.654322" calcext:value-type="float">
            <text:p>544.65432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ne19</text:p>
          </table:table-cell>
          <table:table-cell office:value-type="float" office:value="197.023805465586" calcext:value-type="float">
            <text:p>197.023805465586</text:p>
          </table:table-cell>
          <table:table-cell office:value-type="float" office:value="546.362707936378" calcext:value-type="float">
            <text:p>546.36270793637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eb19</text:p>
          </table:table-cell>
          <table:table-cell office:value-type="float" office:value="191.868709577479" calcext:value-type="float">
            <text:p>191.868709577479</text:p>
          </table:table-cell>
          <table:table-cell office:value-type="float" office:value="442.728418210317" calcext:value-type="float">
            <text:p>442.72841821031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r19</text:p>
          </table:table-cell>
          <table:table-cell office:value-type="float" office:value="178.284662349694" calcext:value-type="float">
            <text:p>178.284662349694</text:p>
          </table:table-cell>
          <table:table-cell office:value-type="float" office:value="474.352349100497" calcext:value-type="float">
            <text:p>474.35234910049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br19</text:p>
          </table:table-cell>
          <table:table-cell office:value-type="float" office:value="218.128353666014" calcext:value-type="float">
            <text:p>218.128353666014</text:p>
          </table:table-cell>
          <table:table-cell office:value-type="float" office:value="458.581996390278" calcext:value-type="float">
            <text:p>458.58199639027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y19</text:p>
          </table:table-cell>
          <table:table-cell office:value-type="float" office:value="193.892311648503" calcext:value-type="float">
            <text:p>193.892311648503</text:p>
          </table:table-cell>
          <table:table-cell office:value-type="float" office:value="571.465006774002" calcext:value-type="float">
            <text:p>571.46500677400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un19</text:p>
          </table:table-cell>
          <table:table-cell office:value-type="float" office:value="216.894493086862" calcext:value-type="float">
            <text:p>216.894493086862</text:p>
          </table:table-cell>
          <table:table-cell office:value-type="float" office:value="538.89617631561" calcext:value-type="float">
            <text:p>538.8961763156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ul19</text:p>
          </table:table-cell>
          <table:table-cell office:value-type="float" office:value="202.304225544228" calcext:value-type="float">
            <text:p>202.304225544228</text:p>
          </table:table-cell>
          <table:table-cell office:value-type="float" office:value="535.408372721649" calcext:value-type="float">
            <text:p>535.40837272164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go19</text:p>
          </table:table-cell>
          <table:table-cell office:value-type="float" office:value="198.41740850626" calcext:value-type="float">
            <text:p>198.41740850626</text:p>
          </table:table-cell>
          <table:table-cell office:value-type="float" office:value="561.422889243318" calcext:value-type="float">
            <text:p>561.42288924331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p19</text:p>
          </table:table-cell>
          <table:table-cell office:value-type="float" office:value="206.113696126483" calcext:value-type="float">
            <text:p>206.113696126483</text:p>
          </table:table-cell>
          <table:table-cell office:value-type="float" office:value="523.8763104766" calcext:value-type="float">
            <text:p>523.876310476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ct19</text:p>
          </table:table-cell>
          <table:table-cell office:value-type="float" office:value="228.760504337063" calcext:value-type="float">
            <text:p>228.760504337063</text:p>
          </table:table-cell>
          <table:table-cell office:value-type="float" office:value="509.591706606777" calcext:value-type="float">
            <text:p>509.59170660677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ov19</text:p>
          </table:table-cell>
          <table:table-cell office:value-type="float" office:value="223.092558638854" calcext:value-type="float">
            <text:p>223.092558638854</text:p>
          </table:table-cell>
          <table:table-cell office:value-type="float" office:value="499.617357593194" calcext:value-type="float">
            <text:p>499.61735759319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c19</text:p>
          </table:table-cell>
          <table:table-cell office:value-type="float" office:value="300.158465866572" calcext:value-type="float">
            <text:p>300.158465866572</text:p>
          </table:table-cell>
          <table:table-cell office:value-type="float" office:value="477.376735696484" calcext:value-type="float">
            <text:p>477.37673569648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ne20</text:p>
          </table:table-cell>
          <table:table-cell office:value-type="float" office:value="164.314435338871" calcext:value-type="float">
            <text:p>164.314435338871</text:p>
          </table:table-cell>
          <table:table-cell office:value-type="float" office:value="542.450354981577" calcext:value-type="float">
            <text:p>542.45035498157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eb20</text:p>
          </table:table-cell>
          <table:table-cell office:value-type="float" office:value="188.985444339589" calcext:value-type="float">
            <text:p>188.985444339589</text:p>
          </table:table-cell>
          <table:table-cell office:value-type="float" office:value="459.675808953453" calcext:value-type="float">
            <text:p>459.67580895345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r20</text:p>
          </table:table-cell>
          <table:table-cell office:value-type="float" office:value="162.911580234205" calcext:value-type="float">
            <text:p>162.911580234205</text:p>
          </table:table-cell>
          <table:table-cell office:value-type="float" office:value="309.328860284969" calcext:value-type="float">
            <text:p>309.32886028496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br20</text:p>
          </table:table-cell>
          <table:table-cell office:value-type="float" office:value="117.387263799355" calcext:value-type="float">
            <text:p>117.387263799355</text:p>
          </table:table-cell>
          <table:table-cell office:value-type="float" office:value="219.177403962828" calcext:value-type="float">
            <text:p>219.17740396282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y20</text:p>
          </table:table-cell>
          <table:table-cell office:value-type="float" office:value="142.141260787092" calcext:value-type="float">
            <text:p>142.141260787092</text:p>
          </table:table-cell>
          <table:table-cell office:value-type="float" office:value="169.162476225978" calcext:value-type="float">
            <text:p>169.16247622597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un20</text:p>
          </table:table-cell>
          <table:table-cell office:value-type="float" office:value="187.972390340855" calcext:value-type="float">
            <text:p>187.972390340855</text:p>
          </table:table-cell>
          <table:table-cell office:value-type="float" office:value="360.959760071276" calcext:value-type="float">
            <text:p>360.95976007127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ul20</text:p>
          </table:table-cell>
          <table:table-cell office:value-type="float" office:value="199.110699324449" calcext:value-type="float">
            <text:p>199.110699324449</text:p>
          </table:table-cell>
          <table:table-cell office:value-type="float" office:value="335.953596034348" calcext:value-type="float">
            <text:p>335.95359603434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go20</text:p>
          </table:table-cell>
          <table:table-cell office:value-type="float" office:value="124.332380881463" calcext:value-type="float">
            <text:p>124.332380881463</text:p>
          </table:table-cell>
          <table:table-cell office:value-type="float" office:value="351.023037132173" calcext:value-type="float">
            <text:p>351.02303713217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p20</text:p>
          </table:table-cell>
          <table:table-cell office:value-type="float" office:value="228.35674432783" calcext:value-type="float">
            <text:p>228.35674432783</text:p>
          </table:table-cell>
          <table:table-cell office:value-type="float" office:value="356.350191445996" calcext:value-type="float">
            <text:p>356.35019144599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ct20</text:p>
          </table:table-cell>
          <table:table-cell office:value-type="float" office:value="251.182826800587" calcext:value-type="float">
            <text:p>251.182826800587</text:p>
          </table:table-cell>
          <table:table-cell office:value-type="float" office:value="453.29498393145" calcext:value-type="float">
            <text:p>453.2949839314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ov20</text:p>
          </table:table-cell>
          <table:table-cell office:value-type="float" office:value="204.371463224245" calcext:value-type="float">
            <text:p>204.371463224245</text:p>
          </table:table-cell>
          <table:table-cell office:value-type="float" office:value="425.780131076796" calcext:value-type="float">
            <text:p>425.78013107679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c20</text:p>
          </table:table-cell>
          <table:table-cell office:value-type="float" office:value="212.614355707232" calcext:value-type="float">
            <text:p>212.614355707232</text:p>
          </table:table-cell>
          <table:table-cell office:value-type="float" office:value="463.386476187467" calcext:value-type="float">
            <text:p>463.38647618746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ne21</text:p>
          </table:table-cell>
          <table:table-cell office:value-type="float" office:value="164.063361792258" calcext:value-type="float">
            <text:p>164.063361792258</text:p>
          </table:table-cell>
          <table:table-cell office:value-type="float" office:value="399.918245300795" calcext:value-type="float">
            <text:p>399.91824530079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eb21</text:p>
          </table:table-cell>
          <table:table-cell office:value-type="float" office:value="182.585353276347" calcext:value-type="float">
            <text:p>182.585353276347</text:p>
          </table:table-cell>
          <table:table-cell office:value-type="float" office:value="370.510335085886" calcext:value-type="float">
            <text:p>370.51033508588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r21</text:p>
          </table:table-cell>
          <table:table-cell office:value-type="float" office:value="179.609344772248" calcext:value-type="float">
            <text:p>179.609344772248</text:p>
          </table:table-cell>
          <table:table-cell office:value-type="float" office:value="437.670797612494" calcext:value-type="float">
            <text:p>437.67079761249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br21</text:p>
          </table:table-cell>
          <table:table-cell office:value-type="float" office:value="188.271057806672" calcext:value-type="float">
            <text:p>188.271057806672</text:p>
          </table:table-cell>
          <table:table-cell office:value-type="float" office:value="458.395025075107" calcext:value-type="float">
            <text:p>458.39502507510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y21</text:p>
          </table:table-cell>
          <table:table-cell office:value-type="float" office:value="190.93701932619" calcext:value-type="float">
            <text:p>190.93701932619</text:p>
          </table:table-cell>
          <table:table-cell office:value-type="float" office:value="435.683246873641" calcext:value-type="float">
            <text:p>435.68324687364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un21</text:p>
          </table:table-cell>
          <table:table-cell office:value-type="float" office:value="168.920783381032" calcext:value-type="float">
            <text:p>168.920783381032</text:p>
          </table:table-cell>
          <table:table-cell office:value-type="float" office:value="492.59982426078" calcext:value-type="float">
            <text:p>492.5998242607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ul21</text:p>
          </table:table-cell>
          <table:table-cell office:value-type="float" office:value="190.403139370253" calcext:value-type="float">
            <text:p>190.403139370253</text:p>
          </table:table-cell>
          <table:table-cell office:value-type="float" office:value="491.996103501387" calcext:value-type="float">
            <text:p>491.99610350138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go21</text:p>
          </table:table-cell>
          <table:table-cell office:value-type="float" office:value="203.472951486277" calcext:value-type="float">
            <text:p>203.472951486277</text:p>
          </table:table-cell>
          <table:table-cell office:value-type="float" office:value="493.047309022102" calcext:value-type="float">
            <text:p>493.04730902210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p21</text:p>
          </table:table-cell>
          <table:table-cell office:value-type="float" office:value="218.254737682292" calcext:value-type="float">
            <text:p>218.254737682292</text:p>
          </table:table-cell>
          <table:table-cell office:value-type="float" office:value="538.844576145135" calcext:value-type="float">
            <text:p>538.84457614513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ct21</text:p>
          </table:table-cell>
          <table:table-cell office:value-type="float" office:value="182.204715163187" calcext:value-type="float">
            <text:p>182.204715163187</text:p>
          </table:table-cell>
          <table:table-cell office:value-type="float" office:value="515.375035028833" calcext:value-type="float">
            <text:p>515.37503502883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ov21</text:p>
          </table:table-cell>
          <table:table-cell office:value-type="float" office:value="234.787998726965" calcext:value-type="float">
            <text:p>234.787998726965</text:p>
          </table:table-cell>
          <table:table-cell office:value-type="float" office:value="519.976544543918" calcext:value-type="float">
            <text:p>519.97654454391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c21</text:p>
          </table:table-cell>
          <table:table-cell office:value-type="float" office:value="227.992644079379" calcext:value-type="float">
            <text:p>227.992644079379</text:p>
          </table:table-cell>
          <table:table-cell office:value-type="float" office:value="473.350727387327" calcext:value-type="float">
            <text:p>473.35072738732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ne22</text:p>
          </table:table-cell>
          <table:table-cell office:value-type="float" office:value="178.416479968726" calcext:value-type="float">
            <text:p>178.416479968726</text:p>
          </table:table-cell>
          <table:table-cell office:value-type="float" office:value="438.395529028213" calcext:value-type="float">
            <text:p>438.39552902821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eb22</text:p>
          </table:table-cell>
          <table:table-cell office:value-type="float" office:value="197.898721166465" calcext:value-type="float">
            <text:p>197.898721166465</text:p>
          </table:table-cell>
          <table:table-cell office:value-type="float" office:value="460.746305907264" calcext:value-type="float">
            <text:p>460.74630590726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r22</text:p>
          </table:table-cell>
          <table:table-cell office:value-type="float" office:value="165.554411797723" calcext:value-type="float">
            <text:p>165.554411797723</text:p>
          </table:table-cell>
          <table:table-cell office:value-type="float" office:value="492.747282679419" calcext:value-type="float">
            <text:p>492.74728267941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br22</text:p>
          </table:table-cell>
          <table:table-cell office:value-type="float" office:value="188.718659696712" calcext:value-type="float">
            <text:p>188.718659696712</text:p>
          </table:table-cell>
          <table:table-cell office:value-type="float" office:value="441.406444461405" calcext:value-type="float">
            <text:p>441.406444461405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May22</text:p>
          </table:table-cell>
          <table:table-cell table:style-name="ce3" office:value-type="float" office:value="179.72207257713" calcext:value-type="float">
            <text:p>179.72207257713</text:p>
          </table:table-cell>
          <table:table-cell table:style-name="ce3" office:value-type="float" office:value="406.949713992326" calcext:value-type="float">
            <text:p>406.949713992326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PE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S/. </number:text>
      <number:number number:decimal-places="0" number:min-decimal-places="0" number:min-integer-digits="1" number:grouping="true"/>
    </number:number-style>
    <number:number-style style:name="N114">
      <number:text>S/. 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S/. 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S/.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S/. </number:text>
      <number:number number:decimal-places="2" number:min-decimal-places="2" number:min-integer-digits="1" number:grouping="true"/>
    </number:number-style>
    <number:number-style style:name="N116">
      <number:text>S/. 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S/. 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S/. -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25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25P2" style:volatile="true">
      <number:text loext:blank-width-char=" "> </number:text>
      <number:fill-character> </number:fill-character>
      <number:text loext:blank-width-char=" 1">- </number:text>
    </number:number-style>
    <number:text-style style:name="N125">
      <number:text loext:blank-width-char=" "> </number:text>
      <number:text-content/>
      <number:text loext:blank-width-char=" 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 loext:blank-width-char=" "> S/.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26P1" style:volatile="true">
      <number:text loext:blank-width-char=" "> S/.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26P2" style:volatile="true">
      <number:text loext:blank-width-char=" "> S/. </number:text>
      <number:fill-character> </number:fill-character>
      <number:text loext:blank-width-char=" 1">- </number:text>
    </number:number-style>
    <number:text-style style:name="N126">
      <number:text loext:blank-width-char=" "> </number:text>
      <number:text-content/>
      <number:text loext:blank-width-char=" 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27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27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27">
      <number:text loext:blank-width-char=" "> </number:text>
      <number:text-content/>
      <number:text loext:blank-width-char=" 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 "> S/.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28P1" style:volatile="true">
      <number:text loext:blank-width-char=" "> S/.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28P2" style:volatile="true">
      <number:text loext:blank-width-char=" "> S/.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28">
      <number:text loext:blank-width-char=" "> </number:text>
      <number:text-content/>
      <number:text loext:blank-width-char=" 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ensuales" style:display-name="PageStyle_Mensua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Untitled Spreadsheet</dc:title>
    <meta:initial-creator>Unknown Creator</meta:initial-creator>
    <dc:creator>MULT-CARDENAS</dc:creator>
    <meta:creation-date>2022-07-20T07:34:58</meta:creation-date>
    <dc:date>2022-07-20T09:50:50</dc:date>
    <meta:generator>LibreOffice/24.2.4.2$Linux_X86_64 LibreOffice_project/420$Build-2</meta:generator>
    <meta:document-statistic meta:table-count="1" meta:cell-count="377" meta:object-count="0"/>
    <meta:user-defined meta:name="AppVersion">16.0300</meta:user-defined>
    <meta:user-defined meta:name="Company">Microsoft Corporation</meta:user-defined>
  </office:meta>
</office:document-meta>
</file>